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7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7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Módulo de Ventas:</text:h>
      <text:h text:style-name="P2" text:outline-level="4">Clase Venta:</text:h>
      <text:list text:style-name="LFO11" text:continue-numbering="true">
        <text:list-item>
          <text:p text:style-name="P3"><text:span text:style-name="T4">Atributos:</text:span></text:p>
          <text:list text:continue-numbering="true">
            <text:list-item>
              <text:p text:style-name="P5"><text:span text:style-name="T6">fecha</text:span><text:span text:style-name="T7"><text:s/>(Date): La fecha en que se realizó la venta.</text:span></text:p>
            </text:list-item>
            <text:list-item>
              <text:p text:style-name="P8"><text:span text:style-name="T9">cliente</text:span><text:span text:style-name="T10"><text:s/>(Cliente): El cliente que realizó la compra.</text:span></text:p>
            </text:list-item>
            <text:list-item>
              <text:p text:style-name="P11"><text:span text:style-name="T12">librosVendidos</text:span><text:span text:style-name="T13"><text:s/>(List&lt;Libro&gt;): La lista de libros vendidos en la transacción.</text:span></text:p>
            </text:list-item>
          </text:list>
        </text:list-item>
        <text:list-item>
          <text:p text:style-name="P14"><text:span text:style-name="T15">Métodos:</text:span></text:p>
          <text:list text:continue-numbering="true">
            <text:list-item>
              <text:p text:style-name="P16"><text:span text:style-name="T17">getFecha()</text:span><text:span text:style-name="T18">: Devuelve la fecha de la venta.</text:span></text:p>
            </text:list-item>
            <text:list-item>
              <text:p text:style-name="P19"><text:span text:style-name="T20">getCliente()</text:span><text:span text:style-name="T21">: Devuelve el cliente que realizó la compra.</text:span></text:p>
            </text:list-item>
            <text:list-item>
              <text:p text:style-name="P22"><text:span text:style-name="T23">getLibrosVendidos()</text:span><text:span text:style-name="T24">: Devuelve la lista de libros vendidos.</text:span></text:p>
            </text:list-item>
            <text:list-item>
              <text:p text:style-name="P25"><text:span text:style-name="T26">calcularTotal()</text:span><text:span text:style-name="T27">: Calcula el total de la venta sumando los precios de los libros vendidos.</text:span></text:p>
            </text:list-item>
          </text:list>
        </text:list-item>
      </text:list>
      <text:h text:style-name="P28" text:outline-level="4">Clase VentaOnline (subclase de Venta):</text:h>
      <text:list text:style-name="LFO12" text:continue-numbering="true">
        <text:list-item>
          <text:p text:style-name="P29"><text:span text:style-name="T30">Atributos heredados de Venta:</text:span></text:p>
          <text:list text:continue-numbering="true">
            <text:list-item>
              <text:p text:style-name="P31">Todos los atributos de la clase Venta.</text:p>
            </text:list-item>
          </text:list>
        </text:list-item>
        <text:list-item>
          <text:p text:style-name="P32"><text:span text:style-name="T33">Métodos específicos:</text:span></text:p>
          <text:list text:continue-numbering="true">
            <text:list-item>
              <text:p text:style-name="P34"><text:span text:style-name="T35">getDireccionEnvio()</text:span><text:span text:style-name="T36">: Devuelve la dirección de envío para la venta en línea.</text:span></text:p>
            </text:list-item>
            <text:list-item>
              <text:p text:style-name="P37"><text:span text:style-name="T38">setDireccionEnvio(String direccion)</text:span><text:span text:style-name="T39">: Establece la dirección de envío para la venta en línea.</text:span></text:p>
            </text:list-item>
            <text:list-item>
              <text:p text:style-name="P40"><text:span text:style-name="T41">calcularCostoEnvio()</text:span><text:span text:style-name="T42">: Calcula el costo de envío para la venta en línea.</text:span></text:p>
            </text:list-item>
          </text:list>
        </text:list-item>
      </text:list>
      <text:h text:style-name="P43" text:outline-level="4">Clase VentaPresencial (subclase de Venta):</text:h>
      <text:list text:style-name="LFO13" text:continue-numbering="true">
        <text:list-item>
          <text:p text:style-name="P44"><text:span text:style-name="T45">Atributos heredados de Venta:</text:span></text:p>
          <text:list text:continue-numbering="true">
            <text:list-item>
              <text:p text:style-name="P46">Todos los atributos de la clase Venta.</text:p>
            </text:list-item>
          </text:list>
        </text:list-item>
        <text:list-item>
          <text:p text:style-name="P47"><text:span text:style-name="T48">Métodos específicos:</text:span></text:p>
          <text:list text:continue-numbering="true">
            <text:list-item>
              <text:p text:style-name="P49"><text:span text:style-name="T50">getVendedor()</text:span><text:span text:style-name="T51">: Devuelve el nombre del vendedor asociado a la venta presencial.</text:span></text:p>
            </text:list-item>
            <text:list-item>
              <text:p text:style-name="P52"><text:span text:style-name="T53">setVendedor(String nombreVendedor)</text:span><text:span text:style-name="T54">: Establece el nombre del vendedor asociado a la venta presencial.</text:span></text:p>
            </text:list-item>
            <text:list-item>
              <text:p text:style-name="P55"><text:span text:style-name="T56">generarFactura()</text:span><text:span text:style-name="T57">: Genera una factura detallada para la venta presencial.</text:span></text:p>
            </text:list-item>
          </text:list>
        </text:list-item>
      </text:list>
      <text:h text:style-name="P58" text:outline-level="4">Clase VentaMayorista (subclase de Venta):</text:h>
      <text:list text:style-name="LFO14" text:continue-numbering="true">
        <text:list-item>
          <text:p text:style-name="P59"><text:span text:style-name="T60">Atributos heredados de Venta:</text:span></text:p>
          <text:list text:continue-numbering="true">
            <text:list-item>
              <text:p text:style-name="P61">Todos los atributos de la clase Venta.</text:p>
            </text:list-item>
          </text:list>
        </text:list-item>
        <text:list-item>
          <text:p text:style-name="P62"><text:span text:style-name="T63">Métodos específicos:</text:span></text:p>
          <text:list text:continue-numbering="true">
            <text:list-item>
              <text:p text:style-name="P64"><text:span text:style-name="T65">getDescuentoAplicado()</text:span><text:span text:style-name="T66">: Devuelve el descuento aplicado para la venta mayorista.</text:span></text:p>
            </text:list-item>
            <text:list-item>
              <text:p text:style-name="P67"><text:span text:style-name="T68">setDescuentoAplicado(double descuento)</text:span><text:span text:style-name="T69">: Establece el descuento aplicado para la venta mayorista.</text:span></text:p>
            </text:list-item>
            <text:list-item>
              <text:p text:style-name="P70"><text:span text:style-name="T71">calcularTotalConDescuento()</text:span><text:span text:style-name="T72">: Calcula el total de la venta mayorista después de aplicar el descuento.</text:span></text:p>
            </text:list-item>
          </text:list>
        </text:list-item>
      </text:list>
      <text:p text:style-name="P73"><text:span text:style-name="T74">Estas subclases permiten manejar diferentes tipos de ventas con comportamientos específicos. La clase<text:s/></text:span><text:span text:style-name="T75">VentaOnline</text:span><text:span text:style-name="T76"><text:s/>maneja ventas realizadas en línea, con métodos para gestionar la dirección de envío y calcular el costo de envío. La clase<text:s/></text:span><text:span text:style-name="T77">VentaPresencial</text:span><text:span text:style-name="T78"><text:s/>maneja ventas realizadas en la tienda física, con métodos para registrar el vendedor asociado y generar una factura detallada. La clase<text:s/></text:span><text:span text:style-name="T79">VentaMayorista</text:span><text:span text:style-name="T80"><text:s/>maneja ventas al por mayor, con métodos para aplicar y calcular descuentos específicos para este tipo de venta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Durán Poblador</meta:initial-creator>
    <dc:creator>jorge Durán Poblador</dc:creator>
    <meta:creation-date>2024-03-27T11:48:00Z</meta:creation-date>
    <dc:date>2024-03-27T11:48:00Z</dc:date>
    <meta:template xlink:href="Normal.dotm" xlink:type="simple"/>
    <meta:editing-cycles>2</meta:editing-cycles>
    <meta:editing-duration>PT60S</meta:editing-duration>
    <meta:document-statistic meta:page-count="2" meta:paragraph-count="4" meta:word-count="332" meta:character-count="2160" meta:row-count="15" meta:non-whitespace-character-count="1832"/>
  </office:meta>
</office:document-meta>
</file>